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text-properties fo:background-color="#ffffff"/>
    </style:style>
    <style:style style:name="P2" style:family="paragraph" style:parent-style-name="Title">
      <style:text-properties fo:font-size="16pt" officeooo:rsid="001b8234" officeooo:paragraph-rsid="001b8234" style:font-size-asian="14pt" style:font-size-complex="16pt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.046cm" style:contextual-spacing="false" fo:line-height="100%" fo:padding="0.049cm" fo:border="0.06pt solid #000000">
        <style:tab-stops>
          <style:tab-stop style:position="1cm"/>
          <style:tab-stop style:position="4.001cm" style:type="center"/>
          <style:tab-stop style:position="7.001cm" style:type="right"/>
          <style:tab-stop style:position="11cm" style:type="char" style:char=","/>
        </style:tab-stops>
      </style:paragraph-properties>
      <style:text-properties fo:font-size="11pt" officeooo:rsid="001b8234" officeooo:paragraph-rsid="001b8234" style:font-size-asian="9.60000038146973pt" style:font-size-complex="11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3cm" style:contextual-spacing="false" fo:line-height="100%"/>
      <style:text-properties fo:font-size="11pt" officeooo:paragraph-rsid="001b8234" style:font-size-asian="9.60000038146973pt" style:font-size-complex="11pt"/>
    </style:style>
    <style:style style:name="P5" style:family="paragraph" style:parent-style-name="Text_20_body" style:list-style-name="L1">
      <style:paragraph-properties fo:margin-top="0cm" fo:margin-bottom="0.146cm" style:contextual-spacing="false" fo:line-height="100%"/>
      <style:text-properties fo:font-size="11pt" officeooo:paragraph-rsid="001b8234" style:font-size-asian="9.60000038146973pt" style:font-size-complex="11pt"/>
    </style:style>
    <style:style style:name="P6" style:family="paragraph" style:parent-style-name="Text_20_body">
      <loext:graphic-properties draw:fill-gradient-name="gradient" draw:fill-hatch-name="hatch"/>
      <style:paragraph-properties fo:margin-top="0.3cm" fo:margin-bottom="0.3cm" style:contextual-spacing="false" fo:line-height="100%">
        <style:tab-stops/>
      </style:paragraph-properties>
      <style:text-properties fo:font-size="11pt" officeooo:paragraph-rsid="001b8234" style:font-size-asian="9.60000038146973pt" style:font-size-complex="11pt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padding="0.049cm" fo:border="none"/>
      <style:text-properties fo:font-size="11pt" officeooo:paragraph-rsid="00208faf" style:font-size-asian="9.60000038146973pt" style:font-size-complex="11pt"/>
    </style:style>
    <style:style style:name="P8" style:family="paragraph" style:parent-style-name="Text_20_body" style:list-style-name="L2">
      <loext:graphic-properties draw:fill-gradient-name="gradient" draw:fill-hatch-name="hatch"/>
      <style:paragraph-properties fo:margin-top="0cm" fo:margin-bottom="0.146cm" style:contextual-spacing="false" fo:line-height="100%" fo:padding="0.049cm" fo:border="none"/>
      <style:text-properties fo:font-size="11pt" officeooo:paragraph-rsid="00208faf" style:font-size-asian="9.60000038146973pt" style:font-size-complex="11pt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padding="0.049cm" fo:border="0.06pt solid #000000">
        <style:tab-stops>
          <style:tab-stop style:position="1cm"/>
          <style:tab-stop style:position="8.999cm" style:type="right"/>
          <style:tab-stop style:position="11cm"/>
        </style:tab-stops>
      </style:paragraph-properties>
      <style:text-properties fo:font-size="11pt" officeooo:paragraph-rsid="00208faf" style:font-size-asian="9.60000038146973pt" style:font-size-complex="11pt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padding="0.049cm" fo:border="0.06pt solid #000000" style:join-border="false">
        <style:tab-stops>
          <style:tab-stop style:position="1cm"/>
          <style:tab-stop style:position="8.999cm" style:type="right"/>
          <style:tab-stop style:position="11cm"/>
        </style:tab-stops>
      </style:paragraph-properties>
      <style:text-properties fo:font-size="11pt" officeooo:paragraph-rsid="00208faf" style:font-size-asian="9.60000038146973pt" style:font-size-complex="11pt"/>
    </style:style>
    <style:style style:name="P11" style:family="paragraph" style:parent-style-name="Text_20_body">
      <loext:graphic-properties draw:fill="solid" draw:fill-color="#1a237e" draw:fill-gradient-name="gradient" draw:fill-hatch-name="hatch"/>
      <style:paragraph-properties fo:margin-left="0cm" fo:margin-right="8.5cm" fo:margin-top="0cm" fo:margin-bottom="0cm" style:contextual-spacing="false" fo:line-height="100%" fo:text-align="center" style:justify-single-word="false" fo:text-indent="0cm" style:auto-text-indent="false" fo:background-color="#1a237e" fo:padding="0.049cm" fo:border="0.06pt solid #000000">
        <style:tab-stops/>
      </style:paragraph-properties>
      <style:text-properties fo:font-size="11pt" officeooo:rsid="0022b853" officeooo:paragraph-rsid="0022b853" style:font-size-asian="9.60000038146973pt" style:font-size-complex="11pt"/>
    </style:style>
    <style:style style:name="P12" style:family="paragraph" style:parent-style-name="Text_20_body">
      <loext:graphic-properties draw:fill-gradient-name="gradient" draw:fill-hatch-name="hatch"/>
      <style:paragraph-properties fo:margin-top="0.4cm" fo:margin-bottom="0cm" style:contextual-spacing="false" fo:line-height="100%"/>
      <style:text-properties fo:font-size="11pt" fo:font-weight="bold" officeooo:paragraph-rsid="00208faf" style:font-size-asian="9.60000038146973pt" style:font-weight-asian="bold" style:font-size-complex="11pt" style:font-weight-complex="bold"/>
    </style:style>
    <style:style style:name="P13" style:family="paragraph" style:parent-style-name="Text_20_body" style:master-page-name="">
      <loext:graphic-properties draw:fill="solid" draw:fill-color="#1a237e" draw:fill-gradient-name="gradient" draw:fill-hatch-name="hatch"/>
      <style:paragraph-properties fo:margin-left="0cm" fo:margin-right="8.5cm" fo:margin-top="0cm" fo:margin-bottom="0cm" style:contextual-spacing="false" fo:line-height="100%" fo:text-align="center" style:justify-single-word="false" fo:text-indent="0cm" style:auto-text-indent="false" style:page-number="auto" fo:background-color="#1a237e" fo:padding="0.049cm" fo:border="0.06pt solid #000000">
        <style:tab-stops/>
      </style:paragraph-properties>
      <style:text-properties fo:font-size="11pt" fo:font-weight="bold" officeooo:rsid="0022b853" officeooo:paragraph-rsid="0022b853" style:font-size-asian="9.60000038146973pt" style:font-weight-asian="bold" style:font-size-complex="11pt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margin-top="0.3cm" fo:margin-bottom="0.3cm" style:contextual-spacing="false" fo:line-height="100%" fo:padding="0.049cm" fo:border="none">
        <style:tab-stops/>
      </style:paragraph-properties>
      <style:text-properties fo:font-size="11pt" fo:font-weight="bold" officeooo:rsid="0022b853" officeooo:paragraph-rsid="0022b853" style:font-size-asian="9.60000038146973pt" style:font-weight-asian="bold" style:font-size-complex="11pt" style:font-weight-complex="bold"/>
    </style:style>
    <style:style style:name="P15" style:family="paragraph" style:parent-style-name="Text_20_body">
      <loext:graphic-properties draw:fill="solid" draw:fill-color="#ffffff"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ff" fo:padding="0.049cm" fo:border="0.06pt solid #000000" style:join-border="true">
        <style:tab-stops/>
      </style:paragraph-properties>
      <style:text-properties fo:font-size="10pt" officeooo:rsid="0023f0b4" officeooo:paragraph-rsid="0023f0b4" style:font-size-asian="10pt" style:font-size-complex="10pt"/>
    </style:style>
    <style:style style:name="P16" style:family="paragraph" style:parent-style-name="Text_20_body" style:master-page-name="">
      <loext:graphic-properties draw:fill="solid" draw:fill-color="#ffffff"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#ffffff" fo:padding="0.049cm" fo:border="0.06pt solid #000000" style:join-border="true">
        <style:tab-stops/>
      </style:paragraph-properties>
      <style:text-properties fo:font-size="10pt" officeooo:rsid="0023f0b4" officeooo:paragraph-rsid="0023f0b4" style:font-size-asian="10pt" style:font-size-complex="10pt"/>
    </style:style>
    <style:style style:name="P17" style:family="paragraph" style:parent-style-name="Text_20_body">
      <loext:graphic-properties draw:fill="solid" draw:fill-color="#ffffff"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ff" fo:padding="0.049cm" fo:border="0.06pt solid #000000" style:join-border="true">
        <style:tab-stops>
          <style:tab-stop style:position="0.596cm"/>
          <style:tab-stop style:position="5.997cm" style:type="right"/>
          <style:tab-stop style:position="8.202cm" style:type="char" style:char=","/>
          <style:tab-stop style:position="10.209cm" style:type="right"/>
          <style:tab-stop style:position="11.598cm" style:type="char" style:char=","/>
          <style:tab-stop style:position="14.399cm" style:type="right"/>
        </style:tab-stops>
      </style:paragraph-properties>
      <style:text-properties fo:font-size="10pt" officeooo:rsid="00246c4e" officeooo:paragraph-rsid="00246c4e" style:font-size-asian="10pt" style:font-size-complex="10pt"/>
    </style:style>
    <style:style style:name="P18" style:family="paragraph" style:parent-style-name="Text_20_body">
      <loext:graphic-properties draw:fill="solid" draw:fill-color="#ffffff"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ff" fo:padding="0.049cm" fo:border="0.06pt solid #000000" style:join-border="false">
        <style:tab-stops>
          <style:tab-stop style:position="0.596cm"/>
          <style:tab-stop style:position="5.997cm" style:type="right"/>
          <style:tab-stop style:position="8.202cm" style:type="char" style:char=","/>
          <style:tab-stop style:position="10.209cm" style:type="right"/>
          <style:tab-stop style:position="11.598cm" style:type="char" style:char=","/>
          <style:tab-stop style:position="14.399cm" style:type="right"/>
        </style:tab-stops>
      </style:paragraph-properties>
      <style:text-properties fo:font-size="10pt" officeooo:rsid="00246c4e" officeooo:paragraph-rsid="00246c4e" style:font-size-asian="10pt" style:font-size-complex="10pt"/>
    </style:style>
    <style:style style:name="P19" style:family="paragraph" style:parent-style-name="Text_20_body">
      <loext:graphic-properties draw:fill="solid" draw:fill-color="#ffffff" draw:fill-gradient-name="gradient" draw:fill-hatch-name="hatch"/>
      <style:paragraph-properties fo:margin-left="0cm" fo:margin-right="0cm" fo:margin-top="0.3cm" fo:margin-bottom="0.3cm" style:contextual-spacing="false" fo:line-height="100%" fo:text-align="start" style:justify-single-word="false" fo:text-indent="0cm" style:auto-text-indent="false" fo:background-color="#ffffff" fo:padding="0.049cm" fo:border="0.06pt solid #000000" style:join-border="true">
        <style:tab-stops>
          <style:tab-stop style:position="0.596cm"/>
          <style:tab-stop style:position="5.997cm" style:type="right"/>
          <style:tab-stop style:position="8.511cm" style:type="char" style:char=","/>
          <style:tab-stop style:position="10.495cm" style:type="right"/>
          <style:tab-stop style:position="12.106cm" style:type="char" style:char=","/>
          <style:tab-stop style:position="14.399cm" style:type="right"/>
        </style:tab-stops>
      </style:paragraph-properties>
      <style:text-properties fo:font-size="10pt" officeooo:rsid="00246c4e" officeooo:paragraph-rsid="00246c4e" style:font-size-asian="10pt" style:font-size-complex="10pt"/>
    </style:style>
    <style:style style:name="P20" style:family="paragraph" style:parent-style-name="Text_20_body">
      <loext:graphic-properties draw:fill="solid" draw:fill-color="#ffffff"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ff" fo:padding="0.049cm" fo:border="0.06pt solid #000000" style:join-border="true">
        <style:tab-stops/>
      </style:paragraph-properties>
      <style:text-properties fo:font-size="10pt" style:text-underline-style="solid" style:text-underline-width="auto" style:text-underline-color="font-color" fo:font-weight="bold" officeooo:rsid="00254f65" officeooo:paragraph-rsid="00254f65" style:font-size-asian="10pt" style:font-weight-asian="bold" style:font-size-complex="10pt" style:font-weight-complex="bold"/>
    </style:style>
    <style:style style:name="P21" style:family="paragraph" style:parent-style-name="Text_20_body">
      <loext:graphic-properties draw:fill="solid" draw:fill-color="#ffffff"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ffffff" fo:padding="0.049cm" fo:border="0.06pt solid #000000" style:join-border="true">
        <style:tab-stops>
          <style:tab-stop style:position="5.997cm" style:type="right"/>
        </style:tab-stops>
      </style:paragraph-properties>
      <style:text-properties fo:font-size="10pt" style:text-underline-style="none" fo:font-weight="normal" officeooo:rsid="00254f65" officeooo:paragraph-rsid="00254f65" style:font-size-asian="10pt" style:font-weight-asian="normal" style:font-size-complex="10pt" style:font-weight-complex="normal"/>
    </style:style>
    <style:style style:name="T1" style:family="text">
      <style:text-properties officeooo:rsid="001a31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6144" style:font-weight-asian="bold" style:font-weight-complex="bold"/>
    </style:style>
    <style:style style:name="T4" style:family="text">
      <style:text-properties officeooo:rsid="001de559"/>
    </style:style>
    <style:style style:name="T5" style:family="text">
      <style:text-properties officeooo:rsid="00216144"/>
    </style:style>
    <style:style style:name="T6" style:family="text">
      <style:text-properties officeooo:rsid="00254f65"/>
    </style:style>
    <style:style style:name="T7" style:family="text">
      <style:text-properties officeooo:rsid="00278d3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22. tabuladores</text:p>
      <text:p text:style-name="P4"><text:span text:style-name="T2">Utiliza los tabuladores para crear la siguiente lista de datos:</text:span></text:p>
      <text:p text:style-name="P3"><text:span text:style-name="T4"><text:tab/></text:span>1<text:tab/>1<text:tab/>1<text:tab/>1</text:p>
      <text:p text:style-name="P3"><text:span text:style-name="T4"><text:tab/></text:span>22<text:tab/>22<text:tab/>22<text:tab/>22,22</text:p>
      <text:p text:style-name="P3"><text:span text:style-name="T4"><text:tab/></text:span>333<text:tab/>333<text:tab/>333<text:tab/>333,333</text:p>
      <text:p text:style-name="P3"><text:span text:style-name="T4"><text:tab/></text:span>4444<text:tab/>4444<text:tab/>4444<text:tab/>4444<text:span text:style-name="T4">,</text:span>4444</text:p>
      <text:p text:style-name="P3"><text:span text:style-name="T4"><text:tab/></text:span>55555<text:tab/>55555<text:tab/>55555<text:tab/>55555,55555</text:p>
      <text:p text:style-name="P6">Los tabuladores están definidos de la siguiente forma:</text:p>
      <text:list text:style-name="L1">
        <text:list-item>
          <text:p text:style-name="P5">-1ªcolumna: 1 cm Izquierda.</text:p>
        </text:list-item>
        <text:list-item>
          <text:p text:style-name="P5">-2ªcolumna: 4 cm Centrada.</text:p>
        </text:list-item>
        <text:list-item>
          <text:p text:style-name="P5">-3ªcolumna: 7 cm Derecha.</text:p>
        </text:list-item>
        <text:list-item>
          <text:p text:style-name="P5">-4ªcolumna: 10 cm Coma decimal.</text:p>
        </text:list-item>
      </text:list>
      <text:p text:style-name="P12">Utiliza los tabuladores para crear la siguiente lista de datos: (Fuente Arial 11 y 10)</text:p>
      <text:p text:style-name="P10"><text:span text:style-name="T2">LISTA DE ADMITIDOS A LA CONVOCATORIA</text:span></text:p>
      <text:p text:style-name="P9"><text:span text:style-name="T3"><text:tab/></text:span><text:span text:style-name="T2">NOMBRE</text:span><text:span text:style-name="T3"><text:tab/></text:span><text:span text:style-name="T2">FECHA NACIMIENTO</text:span><text:span text:style-name="T3"><text:tab/></text:span><text:span text:style-name="T2">ESTATURA</text:span></text:p>
      <text:p text:style-name="P9"><text:span text:style-name="T5"><text:tab/></text:span>Isidro Lorente Momparler<text:span text:style-name="T5"><text:tab/></text:span>1/1/86<text:span text:style-name="T5"><text:tab/></text:span>1,70</text:p>
      <text:p text:style-name="P9"><text:span text:style-name="T5"><text:tab/></text:span>Pedro Mahiques Esparza<text:span text:style-name="T5"><text:tab/></text:span>21/5/87<text:span text:style-name="T5"><text:tab/></text:span>1,76</text:p>
      <text:p text:style-name="P9"><text:span text:style-name="T5"><text:tab/></text:span>Adrián Ortega Benavent<text:span text:style-name="T5"><text:tab/></text:span>30/12/85<text:span text:style-name="T5"><text:tab/></text:span>1,78</text:p>
      <text:p text:style-name="P9"><text:span text:style-name="T5"><text:tab/></text:span>Joan Vizcaino Esteve<text:span text:style-name="T5"><text:tab/></text:span>9/11/84<text:span text:style-name="T5"><text:tab/></text:span>1,69</text:p>
      <text:p text:style-name="P7">Los tabuladores están definidos de la siguiente forma:</text:p>
      <text:list text:style-name="L2">
        <text:list-item>
          <text:p text:style-name="P8">-1ªcolumna: 1 cm Izquierda.</text:p>
        </text:list-item>
        <text:list-item>
          <text:p text:style-name="P8">-2ªcolumna: 9 cm Derecha.</text:p>
        </text:list-item>
        <text:list-item>
          <text:p text:style-name="P8">-3ªcolumna: 11 cm Izquierda.</text:p>
        </text:list-item>
      </text:list>
      <text:p text:style-name="P14">Utiliza los tabuladores para crear el siguiente documento.</text:p>
      <text:p text:style-name="P13">CAIXA</text:p>
      <text:p text:style-name="P11">Ontinyent</text:p>
      <text:p text:style-name="P11">La caixa de les comarques</text:p>
      <text:p text:style-name="P16">Estimado cliente:</text:p>
      <text:p text:style-name="P15">Adjunto le detallamos la liquidación de la Cuenta nº 20044 6009 75 0000313555 del periodo comprendido entre el 21-12-2000 15-12-2000</text:p>
      <text:p text:style-name="P19"><text:tab/>CONCEPTOS<text:tab/>MOVIMIENTOS<text:tab/>SALDO<text:tab/>DIAS<text:tab/>TIPO<text:tab/>IMPORT<text:span text:style-name="T7">E</text:span></text:p>
      <text:p text:style-name="P17"><text:tab/>Saldo anterior<text:tab/>0,00<text:tab/>0,00<text:tab/>1<text:tab/>0,10<text:tab/>-</text:p>
      <text:p text:style-name="P17"><text:tab/>Traspaso s/f<text:tab/>25.000,00<text:tab/>25.000,00<text:tab/>30<text:tab/>0,10<text:tab/>2,4</text:p>
      <text:p text:style-name="P17"><text:tab/>Traspaso s/f<text:tab/>25.000,00<text:tab/>50.000,00<text:tab/>15<text:tab/>0,10<text:tab/>1,02</text:p>
      <text:p text:style-name="P17"><text:tab/>Reintegro<text:tab/>50.000,00<text:tab/>0,00<text:tab/>15<text:tab/>0,10<text:tab/>-</text:p>
      <text:p text:style-name="P18"><text:tab/>Traspaso s/f<text:span text:style-name="T6"><text:tab/>25.000,00<text:tab/>25.000,00<text:tab/>8<text:tab/>0,10<text:tab/>0,54</text:span></text:p>
      <text:p text:style-name="P20"/>
      <text:p text:style-name="P20">RESUMEN LIQUIDACIÓN</text:p>
      <text:p text:style-name="P21">INTERESES ACREEDORES:<text:tab/>33,00</text:p>
      <text:p text:style-name="P21">RETENCÓN A CUENTA:<text:tab/>6,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00:17:16.573277300</meta:creation-date>
    <dc:title>Ofimática</dc:title>
    <meta:editing-duration>PT7M18S</meta:editing-duration>
    <meta:editing-cycles>4</meta:editing-cycles>
    <meta:generator>LibreOffice/7.4.1.2$Linux_X86_64 LibreOffice_project/40$Build-2</meta:generator>
    <dc:date>2022-10-16T01:50:03.509994240</dc:date>
    <meta:document-statistic meta:table-count="0" meta:image-count="0" meta:object-count="0" meta:page-count="1" meta:paragraph-count="39" meta:word-count="220" meta:character-count="1385" meta:non-whitespace-character-count="1195"/>
    <meta:template xlink:type="simple" xlink:actuate="onRequest" xlink:title="Ofimática" xlink:href="../../../Plantillas/Ofimática.ott" meta:date="2022-10-16T00:17:15.890333500"/>
  </office:meta>
</office:document-meta>
</file>